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flichtenheft" style:family="table">
      <style:table-properties style:width="17.595cm" fo:margin-left="0cm" table:align="left"/>
    </style:style>
    <style:style style:name="Pflichtenheft.A" style:family="table-column">
      <style:table-column-properties style:column-width="4.524cm"/>
    </style:style>
    <style:style style:name="Pflichtenheft.B" style:family="table-column">
      <style:table-column-properties style:column-width="13.07cm"/>
    </style:style>
    <style:style style:name="Pflichtenheft.1" style:family="table-row">
      <style:table-row-properties style:min-row-height="2.346cm"/>
    </style:style>
    <style:style style:name="Pflichtenheft.A1" style:family="table-cell">
      <style:table-cell-properties fo:padding="0.097cm" fo:border-left="0.05pt solid #000000" fo:border-right="none" fo:border-top="0.05pt solid #000000" fo:border-bottom="0.05pt solid #000000"/>
    </style:style>
    <style:style style:name="Pflichtenheft.B1" style:family="table-cell">
      <style:table-cell-properties fo:padding="0.097cm" fo:border="0.05pt solid #000000"/>
    </style:style>
    <style:style style:name="Pflichtenheft.2" style:family="table-row">
      <style:table-row-properties style:min-row-height="23.954cm"/>
    </style:style>
    <style:style style:name="Pflichtenheft.A2" style:family="table-cell">
      <style:table-cell-properties fo:padding="0.097cm" fo:border-left="0.05pt solid #000000" fo:border-right="none" fo:border-top="none" fo:border-bottom="0.05pt solid #000000"/>
    </style:style>
    <style:style style:name="Pflichtenheft.B2" style:family="table-cell">
      <style:table-cell-properties fo:padding="0.097cm" fo:border-left="0.05pt solid #000000" fo:border-right="0.05pt solid #000000" fo:border-top="none" fo:border-bottom="0.05pt solid #000000"/>
    </style:style>
    <style:style style:name="Benutzerverwaltung" style:family="table">
      <style:table-properties style:width="12.876cm" table:align="margins"/>
    </style:style>
    <style:style style:name="Benutzerverwaltung.A" style:family="table-column">
      <style:table-column-properties style:column-width="2.147cm" style:rel-column-width="10922*"/>
    </style:style>
    <style:style style:name="Benutzerverwaltung.F" style:family="table-column">
      <style:table-column-properties style:column-width="2.147cm" style:rel-column-width="10925*"/>
    </style:style>
    <style:style style:name="Benutzerverwaltung.A1" style:family="table-cell">
      <style:table-cell-properties fo:padding="0.097cm" fo:border-left="0.05pt solid #000000" fo:border-right="none" fo:border-top="0.05pt solid #000000" fo:border-bottom="0.05pt solid #000000"/>
    </style:style>
    <style:style style:name="Benutzerverwaltung.D1" style:family="table-cell">
      <style:table-cell-properties fo:padding="0.097cm" fo:border="0.05pt solid #000000"/>
    </style:style>
    <style:style style:name="Benutzerverwaltung.A2" style:family="table-cell">
      <style:table-cell-properties fo:padding="0.097cm" fo:border-left="0.05pt solid #000000" fo:border-right="none" fo:border-top="none" fo:border-bottom="0.05pt solid #000000"/>
    </style:style>
    <style:style style:name="Benutzerverwaltung.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language="de" fo:country="DE"/>
    </style:style>
    <style:style style:name="P3" style:family="paragraph" style:parent-style-name="Table_20_Contents">
      <style:text-properties fo:language="de" fo:country="DE"/>
    </style:style>
    <style:style style:name="P4" style:family="paragraph" style:parent-style-name="Table_20_Contents">
      <style:text-properties fo:language="de" fo:country="DE" fo:font-weight="normal" style:font-weight-asian="normal" style:font-weight-complex="normal"/>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7" style:family="paragraph" style:parent-style-name="Table_20_Contents">
      <style:text-properties fo:language="de" fo:country="DE" fo:font-style="normal" style:font-style-asian="normal" style:font-style-complex="normal"/>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text-properties fo:font-size="8pt" style:font-size-asian="8pt" style:font-size-complex="8pt"/>
    </style:style>
    <style:style style:name="P10" style:family="paragraph" style:parent-style-name="Table_20_Contents">
      <style:paragraph-properties fo:text-align="center" style:justify-single-word="false"/>
      <style:text-properties fo:font-size="8pt" style:font-size-asian="8pt" style:font-size-complex="8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language="de" fo:country="DE"/>
    </style:style>
    <style:style style:name="P14" style:family="paragraph" style:parent-style-name="Table_20_Contents" style:list-style-name="L1">
      <style:text-properties fo:language="de" fo:country="DE"/>
    </style:style>
    <style:style style:name="P15"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16" style:family="paragraph" style:parent-style-name="Table_20_Contents">
      <style:text-properties fo:language="de" fo:country="DE" fo:font-weight="bold" style:font-weight-asian="bold" style:font-weight-complex="bold"/>
    </style:style>
    <style:style style:name="P17" style:family="paragraph" style:parent-style-name="Table_20_Contents">
      <style:text-properties fo:language="de" fo:country="DE" fo:font-style="normal" style:font-style-asian="normal" style:font-style-complex="normal"/>
    </style:style>
    <style:style style:name="P18" style:family="paragraph" style:parent-style-name="Table_20_Contents">
      <style:text-properties fo:language="de" fo:country="DE" fo:font-weight="normal" style:font-weight-asian="normal" style:font-weight-complex="normal"/>
    </style:style>
    <style:style style:name="P19" style:family="paragraph" style:parent-style-name="Table_20_Contents">
      <style:paragraph-properties fo:text-align="center" style:justify-single-word="false"/>
      <style:text-properties style:font-name="Liberation Serif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Liberation Serif1"/>
    </style:style>
    <style:style style:name="T5" style:family="text">
      <style:text-properties style:font-name="Liberation Serif1" fo:font-size="8pt" fo:font-weight="normal" style:font-size-asian="8pt" style:font-weight-asian="normal" style:font-size-complex="8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able:table table:name="Pflichtenheft" table:style-name="Pflichtenheft">
        <table:table-column table:style-name="Pflichtenheft.A"/>
        <table:table-column table:style-name="Pflichtenheft.B"/>
        <table:table-row table:style-name="Pflichtenheft.1">
          <table:table-cell table:style-name="Pflichtenheft.A1" office:value-type="string">
            <text:p text:style-name="P3"><text:span text:style-name="T2">Projekt</text:span>:</text:p>
            <text:p text:style-name="P3">Autor:</text:p>
            <text:p text:style-name="P3">Letzte Änderung:</text:p>
            <text:p text:style-name="P3">Dateiablage:</text:p>
          </table:table-cell>
          <table:table-cell table:style-name="Pflichtenheft.B1" office:value-type="string">
            <text:p text:style-name="P3">IT-Komponentenverwaltung</text:p>
            <text:p text:style-name="P3">IFA11D</text:p>
            <text:p text:style-name="P3">12.05.2014</text:p>
            <text:p text:style-name="P3">https://github.com/Projekt-IFA11D/components</text:p>
          </table:table-cell>
        </table:table-row>
        <table:table-row table:style-name="Pflichtenheft.2">
          <table:table-cell table:style-name="Pflichtenheft.A2" office:value-type="string">
            <text:p text:style-name="P3"><text:span text:style-name="T2">Ziel des Systems</text:span>:</text:p>
            <text:p text:style-name="P3"/>
            <text:p text:style-name="P3"/>
            <text:p text:style-name="P3"/>
            <text:p text:style-name="P3"/>
            <text:p text:style-name="P3"/>
            <text:p text:style-name="P3"/>
            <text:p text:style-name="P3"/>
            <text:p text:style-name="P3"><text:span text:style-name="T3">Anforderungsliste</text:span>:</text:p>
            <text:p text:style-name="P3"/>
            <text:p text:style-name="P3"><text:span text:style-name="T1">Produktfunktionen</text:span>:</text:p>
            <text:p text:style-name="P3"/>
            <text:p text:style-name="P3"/>
            <text:p text:style-name="P3">1.1</text:p>
            <text:p text:style-name="P3"/>
            <text:p text:style-name="P3"/>
            <text:p text:style-name="P3"/>
            <text:p text:style-name="P3">1.2</text:p>
            <text:p text:style-name="P3"/>
            <text:p text:style-name="P3"/>
            <text:p text:style-name="P3"/>
            <text:p text:style-name="P3"/>
            <text:p text:style-name="P3"/>
            <text:p text:style-name="P3"/>
            <text:p text:style-name="P3"/>
            <text:p text:style-name="P3">1.3</text:p>
            <text:p text:style-name="P3"/>
            <text:p text:style-name="P3"/>
            <text:p text:style-name="P3"/>
            <text:p text:style-name="P3"/>
            <text:p text:style-name="P3"/>
            <text:p text:style-name="P3"/>
            <text:p text:style-name="P3"/>
            <text:p text:style-name="P3">1.4</text:p>
            <text:p text:style-name="P3"/>
            <text:p text:style-name="P3"/>
            <text:p text:style-name="P3"/>
            <text:p text:style-name="P3"/>
            <text:p text:style-name="P3"><text:span text:style-name="T1">Produktdaten</text:span>:</text:p>
            <text:p text:style-name="P3"/>
            <text:p text:style-name="P3"><text:span text:style-name="T1">Leistungsanforderungen</text:span>/<text:span text:style-name="T1">Rahmenbedingungen</text:span>:</text:p>
            <text:p text:style-name="P3">2.1</text:p>
            <text:p text:style-name="P3"/>
            <text:p text:style-name="P3"/>
            <text:p text:style-name="P3"/>
            <text:p text:style-name="P3"/>
            <text:p text:style-name="P3">2.2</text:p>
            <text:p text:style-name="P3"/>
            <text:p text:style-name="P3"/>
            <text:p text:style-name="P3"/>
            <text:p text:style-name="P3">2.3</text:p>
            <text:p text:style-name="P3"/>
            <text:p text:style-name="P3"/>
            <text:p text:style-name="P3">2.4</text:p>
            <text:p text:style-name="P4"/>
            <text:p text:style-name="P4">2.5</text:p>
            <text:p text:style-name="P5"/>
            <text:p text:style-name="P5"/>
            <text:p text:style-name="P4">2.6</text:p>
            <text:p text:style-name="P5"/>
            <text:p text:style-name="P5">Schnittstellen</text:p>
            <text:p text:style-name="P4">3.1</text:p>
            <text:p text:style-name="P4"/>
            <text:p text:style-name="P5"/>
            <text:p text:style-name="P5"/>
            <text:p text:style-name="P5"/>
            <text:p text:style-name="P5"/>
            <text:p text:style-name="P5">Infrastruktur</text:p>
            <text:p text:style-name="P4">4.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3</text:p>
            <text:p text:style-name="P5"/>
            <text:p text:style-name="P5"/>
            <text:p text:style-name="P4">4.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rmin der Abnahme</text:p>
          </table:table-cell>
          <table:table-cell table:style-name="Pflichtenheft.B2" office:value-type="string">
            <text:p text:style-name="P3">Realisierung einer IT-gestützten Verwaltung aller IT-Komponenten an der Martin-Segitz-Schule, B3.</text:p>
            <text:p text:style-name="P3">Der Zusatznutzen gegenüber dem bisherigen Verfahren besteht darin, die Verwaltung benutzerfreundlich an einem zentralen Ort zu pflegen, Übersichtlichkeit herzustellen und damit Fehlern im Bestand vorzubeugen.</text:p>
            <text:p text:style-name="P3"/>
            <text:p text:style-name="P3">Der funktionale Umfang der Benutzeroberfläche ist im Anhang ersichtlich.</text:p>
            <text:p text:style-name="P3"/>
            <text:p text:style-name="P3"/>
            <text:p text:style-name="P3"/>
            <text:p text:style-name="P3">Die zu speichernden Daten können dem Datenmodell im Anhang entnommen werden.</text:p>
            <text:p text:style-name="P3"/>
            <text:p text:style-name="P3">Erfassung, Bearbeitung, Löschung und Anzeige der Stammdaten von Lieferanten und Räume (optional Komponentenarten/-attribute) über eine webbasierte Anwendung in Listenform.</text:p>
            <text:p text:style-name="P3"/>
            <text:p text:style-name="P3">Erfassung von neu eingetroffenen IT Komponenten mit Anzahl, Attributen, Attributswerten in einem benutzerfreundlichen Wizzard. Attribute werden automatisch auf Sinnhaftigkeit überprüft. Neue Komponenten werden beim Erfassen nach Benutzerwunsch anderen Komponenten zugeordnet.</text:p>
            <text:p text:style-name="P3">Einkaufsdatum, Lieferant und eventuelle Zusatzinformationen zu Rechnung oder Gewährleistungen werden ebenfalls gespeichert.</text:p>
            <text:p text:style-name="P3"/>
            <text:p text:style-name="P3">Vorhandene Komponenten können über ein Formular beliebig anderen Komponenten und Räumen zugeordnet oder vorhandene Zuordnungen aufgehoben werden.</text:p>
            <text:p text:style-name="P3">Nicht zugeordnete Komponenten werden ins Lager transferiert und können von dort aus anderen Komponenten zugeordnet oder ausgemustert werden.</text:p>
            <text:p text:style-name="P3">Zuordnungsvorgänge (Ein-/Ausbau) werden zeitlich erfasst und sind somit nachvollziehbar festgehalten.</text:p>
            <text:p text:style-name="P3"/>
            <text:p text:style-name="P3">Der komplette erfasste Bestand wird in einem tabellarisch angelegten Formular angezeigt werden, und kann nach beliebigen Kriterien wie z.B. Attributswerden, Datum, Konfiguration, Ausstattung gefiltert werden.</text:p>
            <text:p text:style-name="P3">Detailinformationen zu einzelnen Komponenten können gesondert angezeigt werden.</text:p>
            <text:p text:style-name="P3"/>
            <text:p text:style-name="P3"/>
            <text:p text:style-name="P3"/>
            <text:p text:style-name="P3"/>
            <text:p text:style-name="P3"/>
            <text:p text:style-name="P3">Entwicklung einer webbasierten Anwendung mit PHP 5.4, Bootstrap 3, jQuery 1.11.0, und HTML.</text:p>
            <text:p text:style-name="P3">Die Anwendung wird für eine Client-Server Umgebung in der Martin-Segitz-Schule B3 Fürth entwickelt.</text:p>
            <text:p text:style-name="P5"/>
            <text:p text:style-name="P4">Zentrale und konsistente Speicherung der Daten in einer MySQL Datenbank (v5.6.17.0) unter dem Betriebssystem Windows Server 2008 SP2.</text:p>
            <text:p text:style-name="P5"/>
            <text:p text:style-name="P4">Identische Komponenten werden möglichst einfach und mit wenig Arbeits- und Zeitaufwand angelegt.</text:p>
            <text:p text:style-name="P5"/>
            <text:p text:style-name="P4">Vorhandene Komponenten können nachträglich vervielfacht werden.</text:p>
            <text:p text:style-name="P4"/>
            <text:p text:style-name="P4">Die Anwendung auf der Benutzerseite ist ausgelegt für einen aktuellen Internet Explorer 10.</text:p>
            <text:p text:style-name="P4"/>
            <text:p text:style-name="P4">Die Dokumentation des Quellcodes erfolgt nach der ISO 9001 Norm.</text:p>
            <text:p text:style-name="P5"/>
            <text:p text:style-name="P5"/>
            <text:p text:style-name="P5">Informationsabfrage</text:p>
            <text:list xml:id="list1079281949" text:style-name="L1">
              <text:list-item>
                <text:p text:style-name="P14">Raumweise Darstellung von Komponenten und Komplettsystemen</text:p>
              </text:list-item>
              <text:list-item>
                <text:p text:style-name="P14">Bestands/Inventarliste als druckbare Version verfügbar und exportierbar im csv-Format</text:p>
              </text:list-item>
            </text:list>
            <text:p text:style-name="P3"/>
            <text:p text:style-name="P3"/>
            <text:p text:style-name="P6">Unterrichtsnetz</text:p>
            <text:p text:style-name="P7">VLAN10 </text:p>
            <text:p text:style-name="P7"/>
            <text:p text:style-name="P7">DC-Server:</text:p>
            <text:p text:style-name="P7"><text:span text:style-name="T1">Betriebssystem</text:span>: Windows Server 2008 SP2 </text:p>
            <text:p text:style-name="P7"><text:span text:style-name="T1">Dienste</text:span>: Domaincontroller, ActiveDirectory, PrintServer, File-Server</text:p>
            <text:p text:style-name="P7"/>
            <text:p text:style-name="P7">Clients:</text:p>
            <text:p text:style-name="P7"><text:span text:style-name="T1">Benutzer</text:span>: Systembetreuung, Lehrer/Schüler Clients, Mitarbeiter Schulleitung</text:p>
            <text:p text:style-name="P7">Betriebssystem: Windows 7 </text:p>
            <text:p text:style-name="P7"/>
            <text:p text:style-name="P7">Netzwerkgeräte:</text:p>
            <text:p text:style-name="P7">8 Port-Switch (HP ProCurve)</text:p>
            <text:p text:style-name="P7">Access Point<text:span text:style-name="T1"> </text:span>mit<text:span text:style-name="T1"> </text:span>WPA2-Verschlüsselung</text:p>
            <text:p text:style-name="P7"/>
            <text:p text:style-name="P7"/>
            <text:p text:style-name="P6">Verwaltungsnetz</text:p>
            <text:p text:style-name="P7">VLAN 20</text:p>
            <text:p text:style-name="P7"/>
            <text:p text:style-name="P7">DB-Server:</text:p>
            <text:p text:style-name="P7"><text:span text:style-name="T1">Betriebssystem</text:span>: Windows Server 2008 SP2</text:p>
            <text:p text:style-name="P7"><text:span text:style-name="T1">Dienste</text:span>: Datenbankserver MySQL v5.6.17.0, Apache Webserver 2</text:p>
            <text:p text:style-name="P7"/>
            <text:p text:style-name="P7"/>
            <text:p text:style-name="P7">Clients:</text:p>
            <text:p text:style-name="P7"><text:span text:style-name="T1">Benutzer</text:span>: Schulleiter, Sekretariat</text:p>
            <text:p text:style-name="P7">Betriebssystem: Windows 7 </text:p>
            <text:p text:style-name="P7"/>
            <text:p text:style-name="P7">Netzwerkgeräte:</text:p>
            <text:p text:style-name="P7">8 Port-Switch (HP ProCurve)</text:p>
            <text:p text:style-name="P7"/>
            <text:p text:style-name="P7">Router (Funkwerk) mit Firewall-Funktionalität </text:p>
            <text:p text:style-name="P7"/>
            <text:p text:style-name="P7"/>
            <text:p text:style-name="P3"><text:span text:style-name="T1">Benutzerverwaltung</text:span>:</text:p>
            <table:table table:name="Benutzerverwaltung" table:style-name="Benutzerverwaltung">
              <table:table-column table:style-name="Benutzerverwaltung.A" table:number-columns-repeated="5"/>
              <table:table-column table:style-name="Benutzerverwaltung.F"/>
              <table:table-row>
                <table:table-cell table:style-name="Benutzerverwaltung.A1" office:value-type="string">
                  <text:p text:style-name="Table_20_Contents"/>
                </table:table-cell>
                <table:table-cell table:style-name="Benutzerverwaltung.A1" office:value-type="string">
                  <text:p text:style-name="P9"/>
                </table:table-cell>
                <table:table-cell table:style-name="Benutzerverwaltung.A1" office:value-type="string">
                  <text:p text:style-name="P9"/>
                </table:table-cell>
                <table:table-cell table:style-name="Benutzerverwaltung.D1" table:number-columns-spanned="3" office:value-type="string">
                  <text:p text:style-name="P8">Netz-Zugriff</text:p>
                </table:table-cell>
                <table:covered-table-cell/>
                <table:covered-table-cell/>
              </table:table-row>
              <table:table-row>
                <table:table-cell table:style-name="Benutzerverwaltung.A2" office:value-type="string">
                  <text:p text:style-name="P12"/>
                </table:table-cell>
                <table:table-cell table:style-name="Benutzerverwaltung.A2" office:value-type="string">
                  <text:p text:style-name="P10">VLAN Verwaltung</text:p>
                </table:table-cell>
                <table:table-cell table:style-name="Benutzerverwaltung.A2" office:value-type="string">
                  <text:p text:style-name="P10">VLAN Unterricht</text:p>
                </table:table-cell>
                <table:table-cell table:style-name="Benutzerverwaltung.A2" office:value-type="string">
                  <text:p text:style-name="P10">Verwaltung</text:p>
                </table:table-cell>
                <table:table-cell table:style-name="Benutzerverwaltung.A2" office:value-type="string">
                  <text:p text:style-name="P10">Unterricht</text:p>
                </table:table-cell>
                <table:table-cell table:style-name="Benutzerverwaltung.F2" office:value-type="string">
                  <text:p text:style-name="P10">Internet</text:p>
                </table:table-cell>
              </table:table-row>
              <table:table-row>
                <table:table-cell table:style-name="Benutzerverwaltung.A2" office:value-type="string">
                  <text:p text:style-name="P10">Schulleiter</text:p>
                </table:table-cell>
                <table:table-cell table:style-name="Benutzerverwaltung.A2" office:value-type="string">
                  <text:p text:style-name="P19">√</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9">√</text:p>
                </table:table-cell>
                <table:table-cell table:style-name="Benutzerverwaltung.F2" office:value-type="string">
                  <text:p text:style-name="P19">√</text:p>
                </table:table-cell>
              </table:table-row>
              <table:table-row>
                <table:table-cell table:style-name="Benutzerverwaltung.A2" office:value-type="string">
                  <text:p text:style-name="P10">Sekretariat</text:p>
                </table:table-cell>
                <table:table-cell table:style-name="Benutzerverwaltung.A2" office:value-type="string">
                  <text:p text:style-name="P19">√</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2"/>
                </table:table-cell>
                <table:table-cell table:style-name="Benutzerverwaltung.F2" office:value-type="string">
                  <text:p text:style-name="P19">√</text:p>
                </table:table-cell>
              </table:table-row>
              <table:table-row>
                <table:table-cell table:style-name="Benutzerverwaltung.A2" office:value-type="string">
                  <text:p text:style-name="P10">Systembetreuung</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1"><text:span text:style-name="T4">√</text:span><text:span text:style-name="T5">(nur DB)</text:span></text:p>
                </table:table-cell>
                <table:table-cell table:style-name="Benutzerverwaltung.A2" office:value-type="string">
                  <text:p text:style-name="P19">√</text:p>
                </table:table-cell>
                <table:table-cell table:style-name="Benutzerverwaltung.F2" office:value-type="string">
                  <text:p text:style-name="P19">√</text:p>
                </table:table-cell>
              </table:table-row>
              <table:table-row>
                <table:table-cell table:style-name="Benutzerverwaltung.A2" office:value-type="string">
                  <text:p text:style-name="P10">Schüler</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9"/>
                </table:table-cell>
                <table:table-cell table:style-name="Benutzerverwaltung.A2" office:value-type="string">
                  <text:p text:style-name="P19">√</text:p>
                </table:table-cell>
                <table:table-cell table:style-name="Benutzerverwaltung.F2" office:value-type="string">
                  <text:p text:style-name="P19">√</text:p>
                </table:table-cell>
              </table:table-row>
              <table:table-row>
                <table:table-cell table:style-name="Benutzerverwaltung.A2" office:value-type="string">
                  <text:p text:style-name="P10">Wlan Client</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9"/>
                </table:table-cell>
                <table:table-cell table:style-name="Benutzerverwaltung.A2" office:value-type="string">
                  <text:p text:style-name="P12"/>
                </table:table-cell>
                <table:table-cell table:style-name="Benutzerverwaltung.F2" office:value-type="string">
                  <text:p text:style-name="P19">√</text:p>
                </table:table-cell>
              </table:table-row>
              <table:table-row>
                <table:table-cell table:style-name="Benutzerverwaltung.A2" office:value-type="string">
                  <text:p text:style-name="P10">Mitarbeiter SL</text:p>
                </table:table-cell>
                <table:table-cell table:style-name="Benutzerverwaltung.A2" office:value-type="string">
                  <text:p text:style-name="P19">√</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9"/>
                </table:table-cell>
                <table:table-cell table:style-name="Benutzerverwaltung.F2" office:value-type="string">
                  <text:p text:style-name="P19">√</text:p>
                </table:table-cell>
              </table:table-row>
              <table:table-row>
                <table:table-cell table:style-name="Benutzerverwaltung.A2" office:value-type="string">
                  <text:p text:style-name="P10">Domain Controller</text:p>
                </table:table-cell>
                <table:table-cell table:style-name="Benutzerverwaltung.A2" office:value-type="string">
                  <text:p text:style-name="P12"/>
                </table:table-cell>
                <table:table-cell table:style-name="Benutzerverwaltung.A2" office:value-type="string">
                  <text:p text:style-name="P19">√</text:p>
                </table:table-cell>
                <table:table-cell table:style-name="Benutzerverwaltung.A2" office:value-type="string">
                  <text:p text:style-name="P19">√</text:p>
                </table:table-cell>
                <table:table-cell table:style-name="Benutzerverwaltung.A2" office:value-type="string">
                  <text:p text:style-name="P19"/>
                </table:table-cell>
                <table:table-cell table:style-name="Benutzerverwaltung.F2" office:value-type="string">
                  <text:p text:style-name="P12"/>
                </table:table-cell>
              </table:table-row>
            </table:table>
            <text:p text:style-name="P3"/>
            <text:p text:style-name="P3"/>
            <text:p text:style-name="P3"/>
            <text:p text:style-name="P3">13.05.2014</text:p>
          </table:table-cell>
        </table:table-row>
      </table:table>
      <text:p text:style-name="P2"/>
      <text:p text:style-name="P2"/>
      <text:p text:style-name="P2"/>
      <text:p text:style-name="P2"/>
      <text:p text:style-name="P2"/>
      <text:p text:style-name="P2">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2">Es gelten keinerlei Anforderungen, die weiteren Dokumenten beschrieben werden, außer dieser detaillieren die im Pflichtenheft bestehenden Anforderungen.</text:p>
      <text:p text:style-name="P2">Zusätzliche Anforderungen oder Änderungen an den bestehenden Anforderungen bedürfen der Schriftform.</text:p>
      <text:p text:style-name="P2"/>
      <text:p text:style-name="P2">Projekt-Aufraggeber</text:p>
      <text:p text:style-name="P2"><text:s text:c="32"/>__________________________________________________________</text:p>
      <text:p text:style-name="P2"><text:s text:c="32"/>Ort, Datum, Unterschrift</text:p>
      <text:p text:style-name="P2">Projekt-Leitung</text:p>
      <text:p text:style-name="P2"><text:s text:c="32"/>__________________________________________________________</text:p>
      <text:p text:style-name="P2"><text:s text:c="32"/>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2T08:32:13.385097338</meta:creation-date>
    <dc:date>2014-05-13T10:37:31</dc:date>
    <meta:editing-duration>PT5H22M51S</meta:editing-duration>
    <meta:editing-cycles>32</meta:editing-cycles>
    <meta:generator>LibreOffice/3.5$Linux_X86_64 LibreOffice_project/350m1$Build-2</meta:generator>
    <meta:document-statistic meta:table-count="2" meta:image-count="0" meta:object-count="0" meta:page-count="1" meta:paragraph-count="121" meta:word-count="512" meta:character-count="4526" meta:non-whitespace-character-count="4003"/>
  </office:meta>
</office:document-meta>
</file>